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in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in" svg:y="1.974in">
            <draw:object draw:notify-on-update-of-ranges="Sheet1.A3:Sheet1.A7 Sheet1.B2:Sheet1.B2 Sheet1.B3:Sheet1.B7 Sheet1.A3:Sheet1.A7 Sheet1.C2:Sheet1.C2 Sheet1.C3:Sheet1.C7 Sheet1.A3:Sheet1.A7 Sheet1.D2:Sheet1.D2 Sheet1.D3:Sheet1.D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8035in" svg:y="1.8165in">
            <draw:object draw:notify-on-update-of-ranges="Sheet1.A3:Sheet1.A7 Sheet1.E2:Sheet1.E2 Sheet1.E3:Sheet1.E7 Sheet1.A3:Sheet1.A7 Sheet1.F2:Sheet1.F2 Sheet1.F3:Sheet1.F7 Sheet1.A3:Sheet1.A7 Sheet1.G2:Sheet1.G2 Sheet1.G3:Sheet1.G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5"/>
        <table:table-column table:style-name="co2" table:default-cell-style-name="ce8"/>
        <table:table-column table:style-name="co3" table:default-cell-style-name="ce8"/>
        <table:table-column table:style-name="co2" table:default-cell-style-name="ce8"/>
        <table:table-row table:style-name="ro1">
          <table:table-cell table:style-name="ce1" office:value-type="string" calcext:value-type="string" table:number-columns-spanned="1" table:number-rows-spanned="2">
            <text:p>Thread</text:p>
            <text:p>number</text:p>
          </table:table-cell>
          <table:table-cell table:style-name="ce1" office:value-type="string" calcext:value-type="string" table:number-columns-spanned="6" table:number-rows-spanned="1">
            <text:p>Time (sec)</text:p>
          </table:table-cell>
          <table:covered-table-cell table:style-name="ce2"/>
          <table:covered-table-cell table:style-name="ce1"/>
          <table:covered-table-cell table:number-columns-repeated="3" table:style-name="ce7"/>
        </table:table-row>
        <table:table-row table:style-name="ro1">
          <table:covered-table-cell table:style-name="ce2"/>
          <table:table-cell table:style-name="ce2" office:value-type="string" calcext:value-type="string">
            <text:p>Generation</text:p>
          </table:table-cell>
          <table:table-cell table:style-name="ce2" office:value-type="string" calcext:value-type="string">
            <text:p>Filling</text:p>
          </table:table-cell>
          <table:table-cell table:style-name="ce1" office:value-type="string" calcext:value-type="string">
            <text:p>Solving</text:p>
          </table:table-cell>
          <table:table-cell table:style-name="ce7" office:value-type="string" calcext:value-type="string">
            <text:p>Scalar</text:p>
          </table:table-cell>
          <table:table-cell table:style-name="ce7" office:value-type="string" calcext:value-type="string">
            <text:p>Addiction</text:p>
          </table:table-cell>
          <table:table-cell table:style-name="ce7" office:value-type="string" calcext:value-type="string">
            <text:p>Multiplic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.0437" calcext:value-type="float">
            <text:p>8.0437</text:p>
          </table:table-cell>
          <table:table-cell office:value-type="float" office:value="41.0571" calcext:value-type="float">
            <text:p>41.0571</text:p>
          </table:table-cell>
          <table:table-cell office:value-type="float" office:value="66.6031" calcext:value-type="float">
            <text:p>66.6031</text:p>
          </table:table-cell>
          <table:table-cell office:value-type="float" office:value="10.2558" calcext:value-type="float">
            <text:p>10.2558</text:p>
          </table:table-cell>
          <table:table-cell office:value-type="float" office:value="5.74053" calcext:value-type="float">
            <text:p>5.74053</text:p>
          </table:table-cell>
          <table:table-cell office:value-type="float" office:value="22.0601" calcext:value-type="float">
            <text:p>22.06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926" calcext:value-type="float">
            <text:p>4.56926</text:p>
          </table:table-cell>
          <table:table-cell office:value-type="float" office:value="21.818" calcext:value-type="float">
            <text:p>21.818</text:p>
          </table:table-cell>
          <table:table-cell office:value-type="float" office:value="23.6084" calcext:value-type="float">
            <text:p>23.6084</text:p>
          </table:table-cell>
          <table:table-cell office:value-type="float" office:value="3.65214" calcext:value-type="float">
            <text:p>3.65214</text:p>
          </table:table-cell>
          <table:table-cell office:value-type="float" office:value="2.01011" calcext:value-type="float">
            <text:p>2.01011</text:p>
          </table:table-cell>
          <table:table-cell office:value-type="float" office:value="7.64488" calcext:value-type="float">
            <text:p>7.644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47283" calcext:value-type="float">
            <text:p>2.47283</text:p>
          </table:table-cell>
          <table:table-cell office:value-type="float" office:value="11.07" calcext:value-type="float">
            <text:p>11.07</text:p>
          </table:table-cell>
          <table:table-cell office:value-type="float" office:value="11.2878" calcext:value-type="float">
            <text:p>11.2878</text:p>
          </table:table-cell>
          <table:table-cell office:value-type="float" office:value="1.71803" calcext:value-type="float">
            <text:p>1.71803</text:p>
          </table:table-cell>
          <table:table-cell office:value-type="float" office:value="0.976793" calcext:value-type="float">
            <text:p>0.976793</text:p>
          </table:table-cell>
          <table:table-cell office:value-type="float" office:value="3.71547" calcext:value-type="float">
            <text:p>3.7154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3543" calcext:value-type="float">
            <text:p>1.43543</text:p>
          </table:table-cell>
          <table:table-cell office:value-type="float" office:value="5.7519" calcext:value-type="float">
            <text:p>5.7519</text:p>
          </table:table-cell>
          <table:table-cell office:value-type="float" office:value="7.56888" calcext:value-type="float">
            <text:p>7.56888</text:p>
          </table:table-cell>
          <table:table-cell office:value-type="float" office:value="0.983382" calcext:value-type="float">
            <text:p>0.983382</text:p>
          </table:table-cell>
          <table:table-cell office:value-type="float" office:value="0.975389" calcext:value-type="float">
            <text:p>0.975389</text:p>
          </table:table-cell>
          <table:table-cell office:value-type="float" office:value="3.51274" calcext:value-type="float">
            <text:p>3.51274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float" office:value="1.22216" calcext:value-type="float">
            <text:p>1.22216</text:p>
          </table:table-cell>
          <table:table-cell table:style-name="ce4" office:value-type="float" office:value="2.94658" calcext:value-type="float">
            <text:p>2.94658</text:p>
          </table:table-cell>
          <table:table-cell table:style-name="ce6" office:value-type="float" office:value="4.53343" calcext:value-type="float">
            <text:p>4.53343</text:p>
          </table:table-cell>
          <table:table-cell table:style-name="ce9" office:value-type="float" office:value="0.498777" calcext:value-type="float">
            <text:p>0.498777</text:p>
          </table:table-cell>
          <table:table-cell table:style-name="ce9" office:value-type="float" office:value="0.576092" calcext:value-type="float">
            <text:p>0.576092</text:p>
          </table:table-cell>
          <table:table-cell table:style-name="ce9" office:value-type="float" office:value="1.8563" calcext:value-type="float">
            <text:p>1.85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21:19:47.868032570</meta:creation-date>
    <dc:date>2024-11-07T16:28:31.107126585</dc:date>
    <meta:editing-duration>PT13M13S</meta:editing-duration>
    <meta:editing-cycles>4</meta:editing-cycles>
    <meta:generator>LibreOffice/7.3.7.2$Linux_X86_64 LibreOffice_project/30$Build-2</meta:generator>
    <meta:document-statistic meta:table-count="1" meta:cell-count="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89cm" svg:y="3.703cm" style:legend-expansion="high" chart:style-name="ch2"/>
        <chart:plot-area chart:style-name="ch3" table:cell-range-address="Sheet1.A3:Sheet1.D7 Sheet1.B2:Sheet1.D2" chart:data-source-has-labels="row" svg:x="1.331cm" svg:y="0.18cm" svg:width="11.338cm" svg:height="7.659cm">
          <chart:coordinate-region svg:x="1.952cm" svg:y="0.38cm" svg:width="10.53cm" svg:height="6.812cm"/>
          <chart:axis chart:dimension="x" chart:name="primary-x" chart:style-name="ch4">
            <chart:title svg:x="5.752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B3:Sheet1.B7" chart:label-cell-address="Sheet1.B2:Sheet1.B2" chart:class="chart:scatter">
            <chart:domain table:cell-range-address="Sheet1.A3:Sheet1.A7"/>
            <chart:data-point chart:repeated="5"/>
          </chart:series>
          <chart:series chart:style-name="ch10" chart:values-cell-range-address="Sheet1.C3:Sheet1.C7" chart:label-cell-address="Sheet1.C2:Sheet1.C2" chart:class="chart:scatter">
            <chart:data-point chart:repeated="5"/>
          </chart:series>
          <chart:series chart:style-name="ch11" chart:values-cell-range-address="Sheet1.D3:Sheet1.D7" chart:label-cell-address="Sheet1.D2:Sheet1.D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eneration</text:p>
                <draw:g>
                  <svg:desc>Sheet1.B2:Sheet1.B2</svg:desc>
                </draw:g>
              </table:table-cell>
              <table:table-cell office:value-type="string">
                <text:p>Filling</text:p>
                <draw:g>
                  <svg:desc>Sheet1.C2:Sheet1.C2</svg:desc>
                </draw:g>
              </table:table-cell>
              <table:table-cell office:value-type="string">
                <text:p>Solving</text:p>
                <draw:g>
                  <svg:desc>Sheet1.D2:Sheet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8.0437">
                <text:p>8.0437</text:p>
                <draw:g>
                  <svg:desc>Sheet1.B3:Sheet1.B7</svg:desc>
                </draw:g>
              </table:table-cell>
              <table:table-cell office:value-type="float" office:value="41.0571">
                <text:p>41.0571</text:p>
                <draw:g>
                  <svg:desc>Sheet1.C3:Sheet1.C7</svg:desc>
                </draw:g>
              </table:table-cell>
              <table:table-cell office:value-type="float" office:value="66.6031">
                <text:p>66.6031</text:p>
                <draw:g>
                  <svg:desc>Sheet1.D3:Sheet1.D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6926">
                <text:p>4.56926</text:p>
              </table:table-cell>
              <table:table-cell office:value-type="float" office:value="21.818">
                <text:p>21.818</text:p>
              </table:table-cell>
              <table:table-cell office:value-type="float" office:value="23.6084">
                <text:p>23.60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47283">
                <text:p>2.47283</text:p>
              </table:table-cell>
              <table:table-cell office:value-type="float" office:value="11.07">
                <text:p>11.07</text:p>
              </table:table-cell>
              <table:table-cell office:value-type="float" office:value="11.2878">
                <text:p>11.28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43543">
                <text:p>1.43543</text:p>
              </table:table-cell>
              <table:table-cell office:value-type="float" office:value="5.7519">
                <text:p>5.7519</text:p>
              </table:table-cell>
              <table:table-cell office:value-type="float" office:value="7.56888">
                <text:p>7.568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22216">
                <text:p>1.22216</text:p>
              </table:table-cell>
              <table:table-cell office:value-type="float" office:value="2.94658">
                <text:p>2.94658</text:p>
              </table:table-cell>
              <table:table-cell office:value-type="float" office:value="4.53343">
                <text:p>4.533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45cm" svg:y="3.703cm" style:legend-expansion="high" chart:style-name="ch2"/>
        <chart:plot-area chart:style-name="ch3" table:cell-range-address="Sheet1.A3:Sheet1.A7 Sheet1.E2:Sheet1.G7" chart:data-source-has-labels="row" svg:x="1.331cm" svg:y="0.18cm" svg:width="10.994cm" svg:height="7.659cm">
          <chart:coordinate-region svg:x="1.952cm" svg:y="0.379cm" svg:width="10.187cm" svg:height="6.813cm"/>
          <chart:axis chart:dimension="x" chart:name="primary-x" chart:style-name="ch4">
            <chart:title svg:x="5.58cm" svg:y="8.019cm" chart:style-name="ch5">
              <text:p>Threads number</text:p>
            </chart:title>
          </chart:axis>
          <chart:axis chart:dimension="y" chart:name="primary-y" chart:style-name="ch6">
            <chart:title svg:x="0.451cm" svg:y="4.82cm" chart:style-name="ch7">
              <text:p>Time (sec)</text:p>
            </chart:title>
            <chart:grid chart:style-name="ch8" chart:class="major"/>
          </chart:axis>
          <chart:series chart:style-name="ch9" chart:values-cell-range-address="Sheet1.E3:Sheet1.E7" chart:label-cell-address="Sheet1.E2:Sheet1.E2" chart:class="chart:scatter">
            <chart:domain table:cell-range-address="Sheet1.A3:Sheet1.A7"/>
            <chart:data-point chart:repeated="5"/>
          </chart:series>
          <chart:series chart:style-name="ch10" chart:values-cell-range-address="Sheet1.F3:Sheet1.F7" chart:label-cell-address="Sheet1.F2:Sheet1.F2" chart:class="chart:scatter">
            <chart:data-point chart:repeated="5"/>
          </chart:series>
          <chart:series chart:style-name="ch11" chart:values-cell-range-address="Sheet1.G3:Sheet1.G7" chart:label-cell-address="Sheet1.G2:Sheet1.G2" chart:class="chart:scatte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calar</text:p>
                <draw:g>
                  <svg:desc>Sheet1.E2:Sheet1.E2</svg:desc>
                </draw:g>
              </table:table-cell>
              <table:table-cell office:value-type="string">
                <text:p>Addiction</text:p>
                <draw:g>
                  <svg:desc>Sheet1.F2:Sheet1.F2</svg:desc>
                </draw:g>
              </table:table-cell>
              <table:table-cell office:value-type="string">
                <text:p>Multiplication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:Sheet1.A7</svg:desc>
                </draw:g>
              </table:table-cell>
              <table:table-cell office:value-type="float" office:value="10.2558">
                <text:p>10.2558</text:p>
                <draw:g>
                  <svg:desc>Sheet1.E3:Sheet1.E7</svg:desc>
                </draw:g>
              </table:table-cell>
              <table:table-cell office:value-type="float" office:value="5.74053">
                <text:p>5.74053</text:p>
                <draw:g>
                  <svg:desc>Sheet1.F3:Sheet1.F7</svg:desc>
                </draw:g>
              </table:table-cell>
              <table:table-cell office:value-type="float" office:value="22.0601">
                <text:p>22.0601</text:p>
                <draw:g>
                  <svg:desc>Sheet1.G3:Sheet1.G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65214">
                <text:p>3.65214</text:p>
              </table:table-cell>
              <table:table-cell office:value-type="float" office:value="2.01011">
                <text:p>2.01011</text:p>
              </table:table-cell>
              <table:table-cell office:value-type="float" office:value="7.64488">
                <text:p>7.644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1803">
                <text:p>1.71803</text:p>
              </table:table-cell>
              <table:table-cell office:value-type="float" office:value="0.976793">
                <text:p>0.976793</text:p>
              </table:table-cell>
              <table:table-cell office:value-type="float" office:value="3.71547">
                <text:p>3.715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83382">
                <text:p>0.983382</text:p>
              </table:table-cell>
              <table:table-cell office:value-type="float" office:value="0.975389">
                <text:p>0.975389</text:p>
              </table:table-cell>
              <table:table-cell office:value-type="float" office:value="3.51274">
                <text:p>3.51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98777">
                <text:p>0.498777</text:p>
              </table:table-cell>
              <table:table-cell office:value-type="float" office:value="0.576092">
                <text:p>0.576092</text:p>
              </table:table-cell>
              <table:table-cell office:value-type="float" office:value="1.8563">
                <text:p>1.856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